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26d4" officeooo:paragraph-rsid="000126d4"/>
    </style:style>
    <style:style style:name="P2" style:family="paragraph" style:parent-style-name="Standard">
      <style:paragraph-properties fo:text-align="center" style:justify-single-word="false"/>
      <style:text-properties fo:font-size="16pt" officeooo:rsid="000126d4" officeooo:paragraph-rsid="000126d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0126d4" officeooo:paragraph-rsid="000126d4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126d4" officeooo:paragraph-rsid="000126d4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4pt" officeooo:rsid="00015a8c" officeooo:paragraph-rsid="000126d4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043da7"/>
    </style:style>
    <style:style style:name="P7" style:family="paragraph" style:parent-style-name="Standard">
      <style:paragraph-properties fo:text-align="start" style:justify-single-word="false"/>
      <style:text-properties officeooo:paragraph-rsid="0004e187"/>
    </style:style>
    <style:style style:name="P8" style:family="paragraph" style:parent-style-name="Standard">
      <style:paragraph-properties fo:text-align="start" style:justify-single-word="false"/>
      <style:text-properties officeooo:rsid="00043da7" officeooo:paragraph-rsid="00043da7"/>
    </style:style>
    <style:style style:name="P9" style:family="paragraph" style:parent-style-name="Standard">
      <style:paragraph-properties fo:text-align="start" style:justify-single-word="false"/>
      <style:text-properties officeooo:rsid="00043da7" officeooo:paragraph-rsid="0004e187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3da7" officeooo:paragraph-rsid="0004e18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e187" officeooo:paragraph-rsid="0004e18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rsid="0004e187" officeooo:paragraph-rsid="0004e187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4e187" officeooo:paragraph-rsid="0004e187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15a8c"/>
    </style:style>
    <style:style style:name="T3" style:family="text">
      <style:text-properties style:font-name="Liberation Serif1" fo:font-size="14pt" officeooo:rsid="00015a8c" style:font-size-asian="12.25pt" style:font-size-complex="14pt"/>
    </style:style>
    <style:style style:name="T4" style:family="text">
      <style:text-properties style:font-name="Liberation Serif1" officeooo:rsid="00043da7"/>
    </style:style>
    <style:style style:name="T5" style:family="text">
      <style:text-properties style:font-name="Liberation Serif" officeooo:rsid="00015a8c"/>
    </style:style>
    <style:style style:name="T6" style:family="text">
      <style:text-properties officeooo:rsid="00043da7"/>
    </style:style>
    <style:style style:name="T7" style:family="text">
      <style:text-properties fo:font-variant="normal" fo:text-transform="none" fo:color="#222222" style:font-name="Liberation Serif1" fo:letter-spacing="normal" officeooo:rsid="00043da7"/>
    </style:style>
    <style:style style:name="T8" style:family="text">
      <style:text-properties fo:font-variant="normal" fo:text-transform="none" fo:color="#222222" style:font-name="Liberation Serif1" fo:font-size="14pt" fo:letter-spacing="normal" officeooo:rsid="00043da7" style:font-size-asian="12.25pt" style:font-size-complex="14pt"/>
    </style:style>
    <style:style style:name="T9" style:family="text">
      <style:text-properties fo:font-variant="normal" fo:text-transform="none" fo:color="#222222" style:font-name="Liberation Serif1" fo:font-size="14pt" fo:letter-spacing="normal" style:font-size-asian="12.25pt" style:font-size-complex="14pt"/>
    </style:style>
    <style:style style:name="T10" style:family="text">
      <style:text-properties fo:font-variant="normal" fo:text-transform="none" fo:color="#222222" style:font-name="Liberation Serif1" fo:font-size="14pt" fo:letter-spacing="normal" officeooo:rsid="00015a8c" style:font-size-asian="12.25pt" style:font-size-complex="14pt"/>
    </style:style>
    <style:style style:name="T11" style:family="text">
      <style:text-properties fo:font-variant="normal" fo:text-transform="none" fo:color="#222222" style:font-name="Liberation Serif1" fo:font-size="14pt" fo:letter-spacing="normal" officeooo:rsid="00043da7" style:font-size-asian="12.25pt" style:font-size-complex="14pt"/>
    </style:style>
    <style:style style:name="T12" style:family="text">
      <style:text-properties fo:font-variant="normal" fo:text-transform="none" fo:color="#222222" style:font-name="Liberation Serif1" fo:font-size="14pt" fo:letter-spacing="normal" officeooo:rsid="000126d4" style:font-size-asian="12.25pt" style:font-size-complex="14pt"/>
    </style:style>
    <style:style style:name="T13" style:family="text">
      <style:text-properties fo:font-variant="normal" fo:text-transform="none" fo:color="#222222" style:font-name="Liberation Serif1" fo:font-size="14pt" fo:letter-spacing="normal" style:text-underline-style="solid" style:text-underline-width="auto" style:text-underline-color="font-color" style:font-size-asian="12.25pt" style:font-size-complex="14pt"/>
    </style:style>
    <style:style style:name="T14" style:family="text">
      <style:text-properties fo:font-variant="normal" fo:text-transform="none" fo:color="#222222" style:font-name="Liberation Serif1" fo:font-size="14pt" fo:letter-spacing="normal" style:text-underline-style="none" style:font-size-asian="12.25pt" style:font-size-complex="14pt"/>
    </style:style>
    <style:style style:name="T15" style:family="text">
      <style:text-properties fo:font-variant="normal" fo:text-transform="none" fo:color="#222222" style:font-name="Liberation Serif1" fo:font-size="14pt" fo:letter-spacing="normal" style:text-underline-style="none" officeooo:rsid="000126d4" style:font-size-asian="12.25pt" style:font-size-complex="14pt"/>
    </style:style>
    <style:style style:name="T16" style:family="text">
      <style:text-properties fo:font-variant="normal" fo:text-transform="none" fo:color="#222222" style:font-name="Liberation Serif1" fo:font-size="14pt" fo:letter-spacing="normal" style:text-underline-style="none" officeooo:rsid="0004e187" style:font-size-asian="12.25pt" style:font-size-complex="14pt"/>
    </style:style>
    <style:style style:name="T17" style:family="text">
      <style:text-properties fo:font-variant="normal" fo:text-transform="none" fo:color="#222222" style:font-name="Liberation Serif1" fo:font-size="14pt" fo:letter-spacing="normal" style:text-underline-style="none" officeooo:rsid="00015a8c" style:font-size-asian="12.25pt" style:font-size-complex="14pt"/>
    </style:style>
    <style:style style:name="T18" style:family="text">
      <style:text-properties fo:font-variant="normal" fo:text-transform="none" fo:color="#222222" style:font-name="Liberation Serif1" fo:font-size="14pt" fo:letter-spacing="normal" style:text-underline-style="none" fo:font-weight="normal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222222" style:font-name="Liberation Serif1" fo:font-size="14pt" fo:letter-spacing="normal" style:text-underline-style="none" fo:font-weight="normal" officeooo:rsid="00043da7" style:font-size-asian="12.25pt" style:font-weight-asian="normal" style:font-size-complex="14pt" style:font-weight-complex="normal"/>
    </style:style>
    <style:style style:name="T20" style:family="text">
      <style:text-properties fo:font-variant="normal" fo:text-transform="none" fo:color="#222222" style:font-name="Liberation Serif1" fo:font-size="14pt" fo:letter-spacing="normal" style:text-underline-style="none" fo:font-weight="normal" officeooo:rsid="000126d4" style:font-size-asian="12.25pt" style:font-weight-asian="normal" style:font-size-complex="14pt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a facultativa</text:p>
      <text:p text:style-name="P2"/>
      <text:p text:style-name="P3"/>
      <text:p text:style-name="P3">Avem de demonstrat: |- (<text:span text:style-name="T6">p</text:span> → <text:span text:style-name="T6">q</text:span>) → ((<text:span text:style-name="T1">¬</text:span><text:span text:style-name="T4">p</text:span>→<text:span text:style-name="T6">q</text:span>) → <text:span text:style-name="T6">q</text:span>)</text:p>
      <text:p text:style-name="P3"/>
      <text:p text:style-name="P3"><text:tab/>Plecam de la ipoteza si aplicam inversa teoremei de deducite (I.T.D)</text:p>
      <text:p text:style-name="P3">|- <text:s/>(<text:span text:style-name="T6">p</text:span> → <text:span text:style-name="T6">q</text:span>) → ((<text:span text:style-name="T1">¬</text:span><text:span text:style-name="T4">p</text:span>→<text:span text:style-name="T6">q</text:span>) → <text:span text:style-name="T6">q</text:span>) =&gt; <text:span text:style-name="T6">p</text:span>→<text:span text:style-name="T6">q</text:span> |- (<text:span text:style-name="T1">¬</text:span><text:span text:style-name="T4">p</text:span>→<text:span text:style-name="T6">q</text:span>) → <text:span text:style-name="T6">q</text:span> =&gt; <text:span text:style-name="T6">p</text:span>→<text:span text:style-name="T6">q</text:span>, <text:span text:style-name="T1">¬</text:span><text:span text:style-name="T4">p</text:span>→<text:span text:style-name="T6">q</text:span> |- <text:span text:style-name="T6">q</text:span></text:p>
      <text:p text:style-name="P3"/>
      <text:p text:style-name="P3">In acest moment putem forma ipoteza pentru metoda reducerii la absurd (R.A)</text:p>
      <text:p text:style-name="P3">R.A = Pentru orice multime de formule <text:span text:style-name="T2">Γ</text:span><text:span text:style-name="T5"> si orice formule </text:span><text:span text:style-name="T2">α, β:</text:span></text:p>
      <text:p text:style-name="P5"><text:tab/></text:p>
      <text:p text:style-name="P7"><text:span text:style-name="T3"><text:tab/> Γ </text:span><text:span text:style-name="T7">∪</text:span><text:span text:style-name="T8"> {</text:span><text:span text:style-name="T12">¬</text:span><text:span text:style-name="T8"> </text:span><text:span text:style-name="T10">α</text:span><text:span text:style-name="T8">} |- </text:span><text:span text:style-name="T12">¬</text:span><text:span text:style-name="T8">( </text:span><text:span text:style-name="T10">β →</text:span><text:span text:style-name="T8"> </text:span><text:span text:style-name="T10">β</text:span><text:span text:style-name="T8">) =&gt; </text:span><text:span text:style-name="T10">Γ </text:span><text:span text:style-name="T8">|- </text:span><text:span text:style-name="T10">α</text:span></text:p>
      <text:p text:style-name="P6"><text:span text:style-name="T10"/></text:p>
      <text:p text:style-name="P6"><text:span text:style-name="T8">In cazul nostru <text:s/></text:span><text:span text:style-name="T10">α </text:span><text:span text:style-name="T8">= q si <text:s/></text:span><text:span text:style-name="T10">β </text:span><text:span text:style-name="T8">= p, <text:s text:c="2"/></text:span><text:span text:style-name="T10">Γ </text:span><text:span text:style-name="T8">= {p</text:span><text:span text:style-name="T12">→</text:span><text:span text:style-name="T8">q</text:span><text:span text:style-name="T12">, ¬</text:span><text:span text:style-name="T8">p</text:span><text:span text:style-name="T12">→</text:span><text:span text:style-name="T8">q}</text:span></text:p>
      <text:p text:style-name="P6"><text:span text:style-name="T8"/></text:p>
      <text:p text:style-name="P8"><text:span text:style-name="T9">Plecam de la {p</text:span><text:span text:style-name="T12">→</text:span><text:span text:style-name="T9">q</text:span><text:span text:style-name="T12">, ¬</text:span><text:span text:style-name="T9">p</text:span><text:span text:style-name="T12">→</text:span><text:span text:style-name="T9">q, </text:span><text:span text:style-name="T12">¬</text:span><text:span text:style-name="T9">q}</text:span></text:p>
      <text:p text:style-name="P8"><text:span text:style-name="T9"/></text:p>
      <text:p text:style-name="P8"><text:span text:style-name="T9">1. {p</text:span><text:span text:style-name="T12">→</text:span><text:span text:style-name="T9">q</text:span><text:span text:style-name="T12">, ¬</text:span><text:span text:style-name="T9">p</text:span><text:span text:style-name="T12">→</text:span><text:span text:style-name="T9">q, </text:span><text:span text:style-name="T12">¬</text:span><text:span text:style-name="T9">q} |- p→q</text:span></text:p>
      <text:p text:style-name="P8"><text:span text:style-name="T9">2. {p</text:span><text:span text:style-name="T12">→</text:span><text:span text:style-name="T9">q</text:span><text:span text:style-name="T12">, ¬</text:span><text:span text:style-name="T9">p</text:span><text:span text:style-name="T12">→</text:span><text:span text:style-name="T9">q, </text:span><text:span text:style-name="T12">¬</text:span><text:span text:style-name="T9">q} |- </text:span><text:span text:style-name="T12">¬</text:span><text:span text:style-name="T9">q</text:span></text:p>
      <text:p text:style-name="P8"><text:span text:style-name="T9"/></text:p>
      <text:p text:style-name="P8"><text:span text:style-name="T9">Aplicam </text:span><text:span text:style-name="T13">modus Tollens </text:span><text:span text:style-name="T14">pentru 1. si 2. </text:span><text:span text:style-name="T14"><draw:frame draw:style-name="fr1" draw:name="Object1" text:anchor-type="as-char" svg:y="-0.2437in" svg:width="0.757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 <text:s/>=&gt; 3. <text:s/>{p</text:span><text:span text:style-name="T15">→</text:span><text:span text:style-name="T14">q</text:span><text:span text:style-name="T15">, ¬</text:span><text:span text:style-name="T14">p</text:span><text:span text:style-name="T15">→</text:span><text:span text:style-name="T14">q, </text:span><text:span text:style-name="T15">¬</text:span><text:span text:style-name="T14">q} |- </text:span><text:span text:style-name="T15">¬</text:span><text:span text:style-name="T14">p</text:span></text:p>
      <text:p text:style-name="P8"><text:span text:style-name="T14">4. {p</text:span><text:span text:style-name="T15">→</text:span><text:span text:style-name="T14">q</text:span><text:span text:style-name="T15">, ¬</text:span><text:span text:style-name="T14">p</text:span><text:span text:style-name="T15">→</text:span><text:span text:style-name="T14">q, </text:span><text:span text:style-name="T15">¬</text:span><text:span text:style-name="T14">q} |- </text:span><text:span text:style-name="T15">¬</text:span><text:span text:style-name="T14">p → q</text:span></text:p>
      <text:p text:style-name="P8"><text:span text:style-name="T14"/></text:p>
      <text:p text:style-name="P8"><text:span text:style-name="T14">Aplicam </text:span><text:span text:style-name="T13">modus Ponens </text:span><text:span text:style-name="T14">pentru 3. si 4. </text:span><text:span text:style-name="T15">¬</text:span><text:span text:style-name="T14">p, </text:span><text:span text:style-name="T15">¬</text:span><text:span text:style-name="T14">p</text:span><text:span text:style-name="T15">→</text:span><text:span text:style-name="T14">q =&gt; (mp) <text:s/>q</text:span></text:p>
      <text:p text:style-name="P8"><text:span text:style-name="T14"/></text:p>
      <text:p text:style-name="P8"><text:span text:style-name="T14">5. <text:s/>{p</text:span><text:span text:style-name="T15">→</text:span><text:span text:style-name="T14">q</text:span><text:span text:style-name="T15">, ¬</text:span><text:span text:style-name="T14">p</text:span><text:span text:style-name="T15">→</text:span><text:span text:style-name="T14">q, </text:span><text:span text:style-name="T15">¬</text:span><text:span text:style-name="T14">q} |- q</text:span></text:p>
      <text:p text:style-name="P8"><text:span text:style-name="T14"/></text:p>
      <text:p text:style-name="P9"><text:span text:style-name="T14">In acest moment avem q si </text:span><text:span text:style-name="T15">¬</text:span><text:span text:style-name="T14">q in multimea de formule, deci putem deduce orice. Dorim sa deducem</text:span><text:span text:style-name="T16"> falsul pentru R.A, e.g </text:span><text:span text:style-name="T15">¬</text:span><text:span text:style-name="T14">( </text:span><text:span text:style-name="T17">β →</text:span><text:span text:style-name="T14"> </text:span><text:span text:style-name="T17">β</text:span><text:span text:style-name="T14">).</text:span></text:p>
      <text:p text:style-name="P10"><text:span text:style-name="T9"/></text:p>
      <text:p text:style-name="P11"><text:span text:style-name="T9">Demonstram Teorema </text:span><text:span text:style-name="T18"><text:s/>|- </text:span><text:span text:style-name="T20">¬</text:span><text:span text:style-name="T18">a→(a→b) = A</text:span></text:p>
      <text:p text:style-name="P11"><text:span text:style-name="T18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Interpretarea</text:p>
          </table:table-cell>
          <table:table-cell table:style-name="Table1.A1" office:value-type="string">
            <text:p text:style-name="P13">a</text:p>
          </table:table-cell>
          <table:table-cell table:style-name="Table1.A1" office:value-type="string">
            <text:p text:style-name="P13">b</text:p>
          </table:table-cell>
          <table:table-cell table:style-name="Table1.A1" office:value-type="string">
            <text:p text:style-name="P13">a → b</text:p>
          </table:table-cell>
          <table:table-cell table:style-name="Table1.E1" office:value-type="string">
            <text:p text:style-name="P11"><text:span text:style-name="T15">¬</text:span><text:span text:style-name="T14">a→(a→b) </text:span></text:p>
          </table:table-cell>
        </table:table-row>
        <table:table-row>
          <table:table-cell table:style-name="Table1.A2" office:value-type="string">
            <text:p text:style-name="P12">i1</text:p>
          </table:table-cell>
          <table:table-cell table:style-name="Table1.A2" office:value-type="string">
            <text:p text:style-name="P12">F</text:p>
          </table:table-cell>
          <table:table-cell table:style-name="Table1.A2" office:value-type="string">
            <text:p text:style-name="P12">F</text:p>
          </table:table-cell>
          <table:table-cell table:style-name="Table1.A2" office:value-type="string">
            <text:p text:style-name="P12">T</text:p>
          </table:table-cell>
          <table:table-cell table:style-name="Table1.E2" office:value-type="string">
            <text:p text:style-name="P12">T</text:p>
          </table:table-cell>
        </table:table-row>
        <table:table-row>
          <table:table-cell table:style-name="Table1.A2" office:value-type="string">
            <text:p text:style-name="P12">i2</text:p>
          </table:table-cell>
          <table:table-cell table:style-name="Table1.A2" office:value-type="string">
            <text:p text:style-name="P12">F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E2" office:value-type="string">
            <text:p text:style-name="P12">T</text:p>
          </table:table-cell>
        </table:table-row>
        <table:table-row>
          <table:table-cell table:style-name="Table1.A2" office:value-type="string">
            <text:p text:style-name="P12">i3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F</text:p>
          </table:table-cell>
          <table:table-cell table:style-name="Table1.A2" office:value-type="string">
            <text:p text:style-name="P12">F</text:p>
          </table:table-cell>
          <table:table-cell table:style-name="Table1.E2" office:value-type="string">
            <text:p text:style-name="P12">T</text:p>
          </table:table-cell>
        </table:table-row>
        <table:table-row>
          <table:table-cell table:style-name="Table1.A2" office:value-type="string">
            <text:p text:style-name="P12">i4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T</text:p>
          </table:table-cell>
          <table:table-cell table:style-name="Table1.E2" office:value-type="string">
            <text:p text:style-name="P12">T</text:p>
          </table:table-cell>
        </table:table-row>
      </table:table>
      <text:p text:style-name="P11"><text:span text:style-name="T18"><text:s/></text:span></text:p>
      <text:p text:style-name="P11"><text:span text:style-name="T18"/></text:p>
      <text:p text:style-name="P11"><text:span text:style-name="T18"/></text:p>
      <text:p text:style-name="P11"><text:soft-page-break/><text:span text:style-name="T18"/></text:p>
      <text:p text:style-name="P11"><text:span text:style-name="T18">Formula notata cu A este adevarata in orice interpretare =&gt; A este teorema.</text:span></text:p>
      <text:p text:style-name="P11"><text:span text:style-name="T18"/></text:p>
      <text:p text:style-name="P11"><text:span text:style-name="T18">Daca teorema se deduce din multimea vida, atunci se deduce din orice multime de formule, implicit si din a noastra.</text:span></text:p>
      <text:p text:style-name="P11"><text:span text:style-name="T18"/></text:p>
      <text:p text:style-name="P11"><text:span text:style-name="T18">Alegem in teorema demonstrata mai sus: a = q, b = </text:span><text:span text:style-name="T20">¬</text:span><text:span text:style-name="T18">(p→p) <text:s/>=&gt; </text:span></text:p>
      <text:p text:style-name="P11"><text:span text:style-name="T18">|- </text:span><text:span text:style-name="T20">¬</text:span><text:span text:style-name="T18">q→(q → </text:span><text:span text:style-name="T20">¬</text:span><text:span text:style-name="T18">(p→p))</text:span></text:p>
      <text:p text:style-name="P11"><text:span text:style-name="T18"/></text:p>
      <text:p text:style-name="P11"><text:span text:style-name="T18">6. </text:span><text:span text:style-name="T19">{p</text:span><text:span text:style-name="T20">→</text:span><text:span text:style-name="T19">q</text:span><text:span text:style-name="T20">, ¬</text:span><text:span text:style-name="T19">p</text:span><text:span text:style-name="T20">→</text:span><text:span text:style-name="T19">q, </text:span><text:span text:style-name="T20">¬</text:span><text:span text:style-name="T19">q} |- </text:span><text:span text:style-name="T20">¬</text:span><text:span text:style-name="T18">q→(q → </text:span><text:span text:style-name="T20">¬</text:span><text:span text:style-name="T18">(p→p))</text:span></text:p>
      <text:p text:style-name="P11"><text:span text:style-name="T18">Aplicam modus ponens intre 2. si 6. =&gt; 7. <text:s/></text:span><text:span text:style-name="T19">{p</text:span><text:span text:style-name="T20">→</text:span><text:span text:style-name="T19">q</text:span><text:span text:style-name="T20">, ¬</text:span><text:span text:style-name="T19">p</text:span><text:span text:style-name="T20">→</text:span><text:span text:style-name="T19">q, </text:span><text:span text:style-name="T20">¬</text:span><text:span text:style-name="T19">q} |- </text:span><text:span text:style-name="T18">q → </text:span><text:span text:style-name="T20">¬</text:span><text:span text:style-name="T18">(p→p)</text:span></text:p>
      <text:p text:style-name="P11"><text:span text:style-name="T18">Modus ponens intre 5. si 7. =&gt; 8. </text:span><text:span text:style-name="T19">{p</text:span><text:span text:style-name="T20">→</text:span><text:span text:style-name="T19">q</text:span><text:span text:style-name="T20">, ¬</text:span><text:span text:style-name="T19">p</text:span><text:span text:style-name="T20">→</text:span><text:span text:style-name="T19">q, </text:span><text:span text:style-name="T20">¬</text:span><text:span text:style-name="T19">q} |- </text:span><text:span text:style-name="T18"><text:s/></text:span><text:span text:style-name="T20">¬</text:span><text:span text:style-name="T18">(p→p). Din R.A =&gt;</text:span></text:p>
      <text:p text:style-name="P11"><text:span text:style-name="T18">=&gt; 9. </text:span><text:span text:style-name="T19">{p</text:span><text:span text:style-name="T20">→</text:span><text:span text:style-name="T19">q</text:span><text:span text:style-name="T20">, ¬</text:span><text:span text:style-name="T19">p</text:span><text:span text:style-name="T20">→</text:span><text:span text:style-name="T19">q} |- </text:span><text:span text:style-name="T18">q.</text:span></text:p>
      <text:p text:style-name="P11"><text:span text:style-name="T18"/></text:p>
      <text:p text:style-name="P11"><text:span text:style-name="T18">Nu mai avem decat sa aplicam de doua ori teorema de deductie TD. =&gt; </text:span></text:p>
      <text:p text:style-name="P11"><text:span text:style-name="T18">=&gt; 10. </text:span><text:span text:style-name="T19">{p</text:span><text:span text:style-name="T20">→</text:span><text:span text:style-name="T19">q} |- (¬p→q)→</text:span><text:span text:style-name="T18"> </text:span><text:span text:style-name="T19"><text:s/></text:span><text:span text:style-name="T18">q =&gt; 11. </text:span><text:span text:style-name="T19"><text:s/>|- </text:span><text:span text:style-name="T18">(</text:span><text:span text:style-name="T19">p</text:span><text:span text:style-name="T20">→</text:span><text:span text:style-name="T19">q</text:span><text:span text:style-name="T18">)</text:span><text:span text:style-name="T19"> →</text:span><text:span text:style-name="T18"> (</text:span><text:span text:style-name="T19">(¬p→q)→</text:span><text:span text:style-name="T18"> </text:span><text:span text:style-name="T19"><text:s/></text:span><text:span text:style-name="T18">q) </text:span></text:p>
      <text:p text:style-name="P11"><text:span text:style-name="T18">Q.E.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26d4" officeooo:paragraph-rsid="000126d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dita Marin-Georgian</text:p>
        <text:p text:style-name="MP1">Grupa 2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3:35:04.201176765</meta:creation-date>
    <dc:date>2018-02-21T04:20:42.821295019</dc:date>
    <meta:editing-duration>PT15M27S</meta:editing-duration>
    <meta:editing-cycles>3</meta:editing-cycles>
    <meta:generator>LibreOffice/5.1.6.2$Linux_X86_64 LibreOffice_project/10m0$Build-2</meta:generator>
    <meta:document-statistic meta:table-count="1" meta:image-count="0" meta:object-count="1" meta:page-count="2" meta:paragraph-count="57" meta:word-count="340" meta:character-count="1523" meta:non-whitespace-character-count="1212"/>
  </office:meta>
</office:document-meta>
</file>

<file path=Object 1/content.xml><?xml version="1.0" encoding="utf-8"?>
<math xmlns="http://www.w3.org/1998/Math/MathML" display="block">
  <semantics>
    <mfrac>
      <mrow>
        <mi>p</mi>
        <mo stretchy="false">→</mo>
        <mi>q</mi>
        <mi>,</mi>
        <mi>¬</mi>
        <mi>q</mi>
      </mrow>
      <mrow>
        <mi>¬</mi>
        <mi>p</mi>
      </mrow>
    </mfrac>
    <annotation encoding="StarMath 5.0">{p -&gt; q ,  ¬q} over {¬p}
 </annotation>
  </semantics>
</math>
</file>